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magiiic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"Th-There's an emergency! Please come with
me at once!!"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"The Heavenly Palace, the Heavenly Palace is
under attack by White Carat!!"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"I don't have the details, but she's displayed
incredible power in sending the guards
flying ten meters away..."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"Apparently, she is enveloped in a sinister blue
aura and in a state of frenzy! Her power could
probably blow guards thirty meters away...!"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magic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magic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
let you know as soon as I've finished
formulating the 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magic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 go to the Westlands and collect the
"Detonium" and the "Lerig ・ Ias" scale from
Dasupu Marsh and the Balkad Ruins,
respectively.</text:p>
          </table:table-cell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 office:value-type="string">
            <text:p>I will use them to create equipment that can
detect the origin of powerful Magic.</text:p>
          </table:table-cell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come back, everyone.</text:p>
          </table:table-cell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ney, we're hooooooome!!</text:p>
          </table:table-cell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ome bearing the two materials you asked
for.</text:p>
          </table:table-cell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 Detonium, and a scale. Here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everything I need for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 office:value-type="string">
            <text:p>By the way, umm... how did it go?
With the dangerous tribe...</text:p>
          </table:table-cell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They're dangerous, but they're the best!!</text:p>
          </table:table-cell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would like to seem them again one day.</text:p>
          </table:table-cell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should bring 'em a souvenir next Tiiime!</text:p>
          </table:table-cell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? O-Okay...</text:p>
          </table:table-cell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 office:value-type="string">
            <text:p>That sounds... positive...?</text:p>
          </table:table-cell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save the details for later, Lumii.</text:p>
          </table:table-cell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 office:value-type="string">
            <text:p>Please handle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fter you all left, I made all the preparations
I needed to for construction, so this shouldn't
take very long.</text:p>
          </table:table-cell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is good to hear.</text:p>
          </table:table-cell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xactly how long do you think it will take?</text:p>
          </table:table-cell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f everything proceeds without a hitch,
I forecast it to be three hours and twenty-
five minutes.</text:p>
          </table:table-cell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w, that is exact...</text:p>
          </table:table-cell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 office:value-type="string">
            <text:p>So it's true that scientists really work
to the minute?</text:p>
          </table:table-cell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r to the nanosecond, depending on the
circumstances.</text:p>
          </table:table-cell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 office:value-type="string">
            <text:p>...Until it's complete, please take the time
to rest, or kill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Recuperation will be a vital part of
the upcoming decisive battle.</text:p>
          </table:table-cell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let us take advantage of this
free time.</text:p>
          </table:table-cell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aaaaaaay!! Playtiiime!!</text:p>
          </table:table-cell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explore the church together—!!</text:p>
          </table:table-cell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hatever you like, just don't get in the
way...</text:p>
          </table:table-cell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antimagic I just gave you is loaded into
a syringe.</text:p>
          </table:table-cell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 office:value-type="string">
            <text:p>If you can inject it into White Carat's body,
it will permanently reverse her manaphylaxis.</text:p>
          </table:table-cell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 office:value-type="string">
            <text:p>Blob</text:p>
          </table:table-cell>
          <table:table-cell table:style-name="ce0" office:value-type="string">
            <text:p>Want me to teleport you to Zazābu Port Town
so you can take a ship to the Eastland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hurried here as soon as I heard you had
completed the device that could locate the
enemy, how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Could you truly be referring to this golden
orb?"</text:p>
          </table:table-cell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This is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 office:value-type="string">
            <text:p>I just now completed it.</text:p>
          </table:table-cell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we can finally be the ones on the
offensive!</text:p>
          </table:table-cell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know it's sudden, but I'd like to try it
straight away.</text:p>
          </table:table-cell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Very well...</text:p>
          </table:table-cell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retty... it's like a planetarium...</text:p>
          </table:table-cell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shining like a Staaar!</text:p>
          </table:table-cell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n we somehow read this light to figure
out the enemy's position?</text:p>
          </table:table-cell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 radiating light is designed to represent
the coordinates of the world.</text:p>
          </table:table-cell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 office:value-type="string">
            <text:p>By correlating the coordinates of strongly
emitted light with the world map, we can
determine its location.</text:p>
          </table:table-cell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-Yep, totally get it—!!</text:p>
          </table:table-cell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like Akizora-san, do not comprehend what
you mean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-In any case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In practice, does this mean we can discover
the enemy's position?"</text:p>
          </table:table-cell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check right now.</text:p>
          </table:table-cell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 office:value-type="string">
            <text:p>There are several points which are showing
a strong Magical presence...</text:p>
          </table:table-cell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 office:value-type="string">
            <text:p>But one of them in particular is showing
a very strong response.</text:p>
          </table:table-cell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at is?</text:p>
          </table:table-cell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 the Eastlands, at the peak of the Sacred
Mountain, Amatsuchi.</text:p>
          </table:table-cell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 office:value-type="string">
            <text:p>It is resonating with a distinctly powerful
response compared to the other spots.</text:p>
          </table:table-cell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ich Carat that is?</text:p>
          </table:table-cell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 office:value-type="string">
            <text:p>All things considered, the most likely
suspect would be...</text:p>
          </table:table-cell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ite Carat.</text:p>
          </table:table-cell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 office:value-type="string">
            <text:p>With the sudden wearing off of the temporary
Magic suppression effects of the antimagic,
she would be emitting levels of Magic that
far surpass that of Red and Blue Carat.</text:p>
          </table:table-cell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White Carat is at the top of the Sacred
Mountain in the Eastlands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do we do now?</text:p>
          </table:table-cell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 office:value-type="string">
            <text:p>Right now, we're up against the strongest
foe ever... are we goin'?</text:p>
          </table:table-cell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l depends on whether Lumii-san's
antimagic is done yet...</text:p>
          </table:table-cell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's no need for concern.</text:p>
          </table:table-cell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 office:value-type="string">
            <text:p>I've already completed the "Spell Destructor",
which will permanently revert White Carat's
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! That's our genius scientist!!</text:p>
          </table:table-cell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ith that, we can make White Carat
entirely powerless this time?</text:p>
          </table:table-cell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an guarantee its potency.</text:p>
          </table:table-cell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have only one option.</text:p>
          </table:table-cell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 office:value-type="string">
            <text:p>We have the means to locate our strongest
foe, and completely disarm her.</text:p>
          </table:table-cell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an, this is so Prettyyyy!!</text:p>
          </table:table-cell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let this chance slip by.</text:p>
          </table:table-cell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n, please take this.</text:p>
          </table:table-cell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Antimagic S.D】 ×1!</text:p>
          </table:table-cell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straight to the site.</text:p>
          </table:table-cell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te being the Sacred Mountain, Amatsuchi,
correct?</text:p>
          </table:table-cell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Ho to the Sacred Mountain!!</text:p>
          </table:table-cell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is an indispensable opportunity to
rid our mightiest foe of her pow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"Launch an assault on White Carat at the
Sacred Mountain, Amatsuchi, and crush her."</text:p>
          </table:table-cell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1T18:09:34+02:00</meta:creation-date>
    <dc:date>2020-04-11T18:09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